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svg:stroke-width="0.027cm" draw:stroke-linejoin="miter" draw:fill="solid" draw:fill-color="#000000"/>
    </style:style>
    <style:style style:name="P1" style:family="paragraph">
      <loext:graphic-properties draw:fill="solid" draw:fill-color="#000000"/>
    </style:style>
  </office:automatic-styles>
  <office:body>
    <office:drawing>
      <draw:page draw:name="page1" draw:style-name="dp1" draw:master-page-name="Default">
        <draw:path draw:style-name="gr1" draw:text-style-name="P1" draw:layer="layout" svg:width="8.655cm" svg:height="2.839cm" svg:x="0.894cm" svg:y="14.145cm" svg:viewBox="0 0 8656 2840" svg:d="M8655 1491c0-45 0-92-4-139-40-442-142-810-334-1210s-1325 126-3155 568l-607-7v-5l-228 2-228-2v5l-607 7c-1830-442-3154-568-3154-568-192 400-293 768-334 1210-3 47-4 94-4 139-1 0 4 137 11 207l2 13v5c2 19 4 38 7 57l1 11c3 18 5 37 8 56v5c3 20 6 39 10 59l2 12c3 20 7 40 11 60l1 10c4 18 8 38 12 57l2 7c4 20 9 40 14 61l2 12c5 21 10 41 16 61l2 9c5 19 10 39 15 58l3 9c6 21 12 42 18 63l4 13c6 21 13 41 20 63l2 6c7 20 14 40 21 60l3 11c8 21 15 42 23 63l5 13c8 22 17 44 25 65l2 4c8 21 17 42 26 63l5 12c9 22 19 43 28 65l6 12c10 23 20 45 31 67 0 0 544-53 1416-205 106-19 217-39 333-61l141-26 72-14c121-24 246-49 375-76l157-34c106-23 214-47 324-72 109-25 222-52 337-80l607 8v5l228-3 227 3v-5l608-8c114 28 227 55 337 80 110 26 218 50 324 72l157 34c129 27 254 52 375 76l72 14 141 26c116 22 227 42 333 61 872 153 1416 205 1416 205 10-22 21-44 31-67l5-12c10-22 19-43 28-65l5-12c9-21 18-42 27-63l1-4c9-21 17-43 25-65l5-13c8-21 16-42 23-63l4-11c7-20 13-40 20-60l2-6c7-22 14-43 20-64l4-13c6-20 12-41 18-62l3-9c5-19 10-39 15-58l2-9c6-20 11-41 16-61l3-13c4-20 9-41 13-61l2-7c4-19 8-38 11-57l2-10c4-20 8-39 11-59l2-12c4-20 7-40 10-60v-4c3-19 6-38 8-57l2-11c2-19 5-38 7-57v-5l1-13c8-69 13-206 11-206zM672 2205c-189 0-341-319-341-714 0-394 152-713 341-713 188 0 340 319 340 713 0 395-152 714-340 714zM1764 2052c-161 0-292-251-292-561 0-309 130-560 292-560s292 251 292 560c0 310-131 561-292 561zM2807 1841c-139 0-252-156-252-349s113-350 252-350 251 157 251 350-112 349-251 349zM5848 1841c-139 0-252-156-252-349s113-350 252-350 251 157 251 350-112 349-251 349zM6891 2052c-161 0-292-251-292-561 0-309 130-560 292-560 161 0 292 251 292 560 0 310-131 561-292 561zM7983 2205c-188 0-341-319-341-714 0-394 153-713 341-713s341 319 341 713c0 395-152 714-341 714z">
          <text:p/>
        </draw:path>
        <draw:path draw:style-name="gr1" draw:text-style-name="P1" draw:layer="layout" svg:width="9.784cm" svg:height="3.687cm" svg:x="0.013cm" svg:y="0.013cm" svg:viewBox="0 0 9785 3688" svg:d="M9779 1776l-906-1747c0-1-1-1-1-2-5-8-11-15-20-20s-17-7-27-7c-6 0-10 1-16 2l-3916 1156-3917-1156c-5-1-10-2-15-2-10 0-19 2-28 7-8 5-15 12-20 20 0 1 0 1 0 2l-907 1747c-4 8-6 16-6 25s2 16 6 24l908 1833c0 1 1 2 1 3 5 9 12 15 20 20 9 5 17 7 27 7 6 0 10 0 15-2l3891-1079c9-2 16-2 25-2s17 0 25 2l3891 1079c5 1 9 2 14 2 10 0 19-2 27-7 9-5 15-11 20-20 1-1 2-2 2-3l908-1833c4-8 5-15 5-24s-2-17-6-25z">
          <text:p/>
        </draw:path>
        <draw:path draw:style-name="gr1" draw:text-style-name="P1" draw:layer="layout" svg:width="9.814cm" svg:height="3.715cm" svg:x="0cm" svg:y="0cm" svg:viewBox="0 0 9815 3716" svg:d="M9792 1790l12-7-906-1746c-1-1-1-2-2-3-6-11-14-19-25-25-10-6-21-9-33-9-7 0-13 1-20 3l-3912 1154-3913-1154c-6-2-12-3-19-3-13 0-23 3-34 9-11 7-19 14-25 25 0 1-1 2-1 3l-907 1747c-5 10-7 20-7 31s2 21 7 31l908 1832c1 2 1 3 2 4 6 11 14 19 25 25s21 9 34 9c7 0 12-1 19-3l3891-1079h8 13 13 8l3891 1079c7 2 12 3 19 3 13 0 23-3 34-9s19-14 25-25c1-1 1-2 2-4l6-12 903-1820c5-10 7-19 7-31 0-11-2-20-7-30l-12 6-12 6c3 6 5 12 5 19s-2 12-5 18l-907 1833c-1 1-1 2-2 2-3 7-8 12-15 16-6 3-13 5-20 5-4 0-8 0-11-1l-3895-1082c-4-1-8-1-13-2h-15-15c-5 1-9 1-13 2l-3894 1081h2c-4 1-7 1-11 1-8 0-14-1-21-5-6-4-11-9-15-15 0-1 0-2-1-3l-908-1832c-3-6-4-12-4-19s1-13 4-19l907-1747c0-1 0-1 1-2 4-6 8-11 15-15 6-4 13-5 20-5 5 0 8 0 12 1l3920 1157 3922-1156c4-2 8-2 12-2 7 0 14 2 20 5 7 4 12 9 15 15 1 1 1 2 1 2l907 1747z">
          <text:p/>
        </draw:path>
        <draw:path draw:style-name="gr1" draw:text-style-name="P1" draw:layer="layout" svg:width="9.056cm" svg:height="3.292cm" svg:x="0.376cm" svg:y="4.698cm" svg:viewBox="0 0 9057 3293" svg:d="M8760 32l5-12c-2 0-51-19-186-19-227 0-697 52-1593 328-713 219-1165 332-1440 390-137 29-229 44-288 53-28 4-49 6-62 7h-15-4v14-14h-1293v14-14h-4c-46-2-468-38-1806-451-895-276-1365-328-1593-328-136 0-186 18-186 19l-5 2-2 5c-222 454-288 1067-288 1637 3 562 46 1038 144 1592v6l6 3c2 0 65 29 232 29 256 0 756-66 1656-396 1139-419 1999-468 2335-468 51 0 89 0 115 2l30 2h10 2 10c19 0 69-4 145-4 336 0 1195 49 2335 468 899 331 1399 396 1655 396 167 0 230-28 232-29l7-3v-6c97-554 140-1030 143-1592 0-570-65-1183-287-1637l-3-5-4-2-5 13-12 5c219 448 285 1058 285 1626-2 391-23 720-72 1108-18 146-36 266-49 349-7 42-12 74-16 96s-7 34-7 34l13 2-5-12c-2 0-62 27-221 27-251 0-749-65-1647-395-1142-421-2005-469-2344-469-102 0-156 4-157 4v13-13c0 0-55-4-157-4-338 0-1201 49-2344 469-897 330-1395 395-1646 395-5 0-10 0-15 0-56 0-103-4-158-14-13-2-25-5-38-9l-8-3h-2l-6 12 13-2c0 0-2-12-6-34-92-541-133-1005-137-1554 0-567 66-1177 285-1625l-8-6 5 13v-3 3-3 3c0 0 48-17 177-17 224 0 691 51 1585 326 1426 440 1813 452 1816 452h1295c2 0 389-12 1816-452 893-275 1361-326 1585-326 1 0 3 0 4 0 48 0 88 3 135 10 14 2 24 4 30 6l7 2h1v-3 3-3 3l5-13-12 6z">
          <text:p/>
        </draw:path>
        <draw:path draw:style-name="gr1" draw:text-style-name="P1" draw:layer="layout" svg:width="9.398cm" svg:height="4.039cm" svg:x="0.206cm" svg:y="8.99cm" svg:viewBox="0 0 9399 4040" svg:d="M9285 1662l11-8-924-1381c-55-82-118-142-204-191-97-56-193-82-305-82-61 0-113 7-171 25-463 132-1614 516-2389 1231l9 9v-13l-116 7v13-13c-6 0-12 0-19 0h-932c-11 0-22 0-32 2v13-13l-127-8v13l9-9c-774-715-1926-1099-2388-1231-59-17-110-24-171-24-112 0-208 25-305 82-86 49-149 108-203 190l-925 1381c-7 12-14 22-21 34-56 98-82 195-82 308 0 75 11 138 36 209 334 917 774 1434 1007 1661 39 37 75 64 121 91 97 56 194 82 307 82v-13 13-13 13h1c37 0 68-3 105-9 1360-239 2206-840 2523-1105l-9-10v14h21v-14l-5 12c45 19 87 28 136 28h934c1 0 1 0 2 0 48 0 88-8 133-26l-6-13-8 10c318 266 1164 866 2523 1104 37 7 68 9 106 9 113 0 209-25 307-82 47-27 83-54 122-92 233-227 673-743 1007-1661 25-71 36-134 36-209 0-113-26-209-82-308-7-12-14-22-21-33l-11 7-12 8c8 11 14 21 21 33 54 93 79 186 79 294 0 71-11 132-35 199-331 914-770 1427-1000 1651-37 35-71 61-115 87-94 54-186 79-294 79-36 0-66-3-101-9-1355-237-2195-835-2511-1098l-6-5-7 3c-42 17-80 25-125 25h-934c-46 0-84-8-126-27h-3-28l-3 4c-316 262-1157 861-2512 1098-35 6-65 9-101 9v13-13c-108 0-200-25-294-79-44-25-78-51-115-86-231-225-669-738-1000-1652-25-67-35-128-35-200 0-108 24-200 79-294 6-11 12-21 20-32l924-1381c52-79 112-135 194-183 93-54 185-78 292-78h1c58 0 107 7 162 23 461 133 1610 516 2378 1225l4 3 132 8c10 0 20-1 30-1h934c5 0 10 0 17 0l121-7 4-4c768-709 1917-1093 2378-1225 55-16 104-23 162-23 108 0 199 25 292 79 83 47 143 104 195 183l924 1381 11-7z">
          <text:p/>
        </draw:path>
        <draw:polygon draw:style-name="gr1" draw:text-style-name="P1" draw:layer="layout" svg:width="0.125cm" svg:height="0.952cm" svg:x="4.218cm" svg:y="10.663cm" svg:viewBox="0 0 126 953" draw:points="112,940 112,927 27,927 27,27 99,27 99,940 112,940 112,927 112,940 126,940 126,0 0,0 0,953 126,953 126,940">
          <text:p/>
        </draw:polygon>
        <draw:polygon draw:style-name="gr1" draw:text-style-name="P1" draw:layer="layout" svg:width="0.124cm" svg:height="0.952cm" svg:x="5.469cm" svg:y="10.663cm" svg:viewBox="0 0 125 953" draw:points="112,940 112,927 27,927 27,27 99,27 99,940 112,940 112,927 112,940 125,940 125,0 0,0 0,953 125,953 125,940">
          <text:p/>
        </draw:polygon>
        <draw:polygon draw:style-name="gr1" draw:text-style-name="P1" draw:layer="layout" svg:width="0.098cm" svg:height="0.926cm" svg:x="4.231cm" svg:y="1.394cm" svg:viewBox="0 0 99 927" draw:points="49,927 0,927 0,0 99,0 99,927">
          <text:p/>
        </draw:polygon>
        <draw:polygon draw:style-name="gr1" draw:text-style-name="P1" draw:layer="layout" svg:width="0.125cm" svg:height="0.952cm" svg:x="4.218cm" svg:y="1.381cm" svg:viewBox="0 0 126 953" draw:points="112,940 112,927 27,927 27,27 99,27 99,940 112,940 112,927 112,940 126,940 126,0 0,0 0,953 126,953 126,940">
          <text:p/>
        </draw:polygon>
        <draw:polygon draw:style-name="gr1" draw:text-style-name="P1" draw:layer="layout" svg:width="0.098cm" svg:height="0.926cm" svg:x="5.483cm" svg:y="1.394cm" svg:viewBox="0 0 99 927" draw:points="49,927 0,927 0,0 99,0 99,927">
          <text:p/>
        </draw:polygon>
        <draw:polygon draw:style-name="gr1" draw:text-style-name="P1" draw:layer="layout" svg:width="0.124cm" svg:height="0.952cm" svg:x="5.469cm" svg:y="1.381cm" svg:viewBox="0 0 125 953" draw:points="112,940 112,927 27,927 27,27 99,27 99,940 112,940 112,927 112,940 125,940 125,0 0,0 0,953 125,953 125,940">
          <text:p/>
        </draw:polygon>
        <draw:path draw:style-name="gr1" draw:text-style-name="P1" draw:layer="layout" svg:width="0.186cm" svg:height="0.014cm" svg:x="5.065cm" svg:y="5.491cm" svg:viewBox="0 0 187 15" svg:d="M64 11c1-1 2-1 3-2 10-6 19-9 30-9s20 3 29 8c8 3 15 4 23 4 13 0 24-3 35-10 1-1 2-1 3-2h-187c2 2 4 3 6 5 12 7 23 10 36 10 8 0 14-1 22-4z">
          <text:p/>
        </draw:path>
        <draw:path draw:style-name="gr1" draw:text-style-name="P1" draw:layer="layout" svg:width="0.248cm" svg:height="0.018cm" svg:x="4.36cm" svg:y="5.49cm" svg:viewBox="0 0 249 19" svg:d="M176 17c24 0 53 10 73-17h-249c49 13 91 18 141 18 12 0 23 0 35-1z">
          <text:p/>
        </draw:path>
        <draw:path draw:style-name="gr1" draw:text-style-name="P1" draw:layer="layout" svg:width="0.044cm" svg:height="0.024cm" svg:x="5.648cm" svg:y="5.474cm" svg:viewBox="0 0 45 25" svg:d="M14 22c5 4 22 3 23 0 2-7 6-15 8-22l-45 7v1c4 6 8 10 14 14z">
          <text:p/>
        </draw:path>
        <draw:polygon draw:style-name="gr1" draw:text-style-name="P1" draw:layer="layout" svg:width="0.125cm" svg:height="0.952cm" svg:x="4.218cm" svg:y="5.824cm" svg:viewBox="0 0 126 953" draw:points="112,940 112,927 27,927 27,27 99,27 99,940 112,940 112,927 112,940 126,940 126,0 0,0 0,953 126,953 126,940">
          <text:p/>
        </draw:polygon>
        <draw:polygon draw:style-name="gr1" draw:text-style-name="P1" draw:layer="layout" svg:width="0.124cm" svg:height="0.952cm" svg:x="5.469cm" svg:y="5.824cm" svg:viewBox="0 0 125 953" draw:points="112,940 112,927 27,927 27,27 99,27 99,940 112,940 112,927 112,940 125,940 125,0 0,0 0,953 125,953 125,940">
          <text:p/>
        </draw:polygon>
        <draw:polygon draw:style-name="gr1" draw:text-style-name="P1" draw:layer="layout" svg:width="0.125cm" svg:height="0.952cm" svg:x="4.533cm" svg:y="15.243cm" svg:viewBox="0 0 126 953" draw:points="112,940 112,927 27,927 27,27 99,27 99,940 112,940 112,927 112,940 126,940 126,0 0,0 0,953 126,953 126,940">
          <text:p/>
        </draw:polygon>
        <draw:polygon draw:style-name="gr1" draw:text-style-name="P1" draw:layer="layout" svg:width="0.124cm" svg:height="0.952cm" svg:x="5.784cm" svg:y="15.243cm" svg:viewBox="0 0 125 953" draw:points="112,940 112,927 27,927 27,27 99,27 99,940 112,940 112,927 112,940 125,940 125,0 0,0 0,953 125,953 125,940">
          <text:p/>
        </draw:polygon>
        <draw:polygon draw:style-name="gr1" draw:text-style-name="P1" draw:layer="layout" svg:width="0.125cm" svg:height="0.952cm" svg:x="4.533cm" svg:y="15.243cm" svg:viewBox="0 0 126 953" draw:points="112,940 112,927 27,927 27,27 99,27 99,940 112,940 112,927 112,940 126,940 126,0 0,0 0,953 126,953 126,940">
          <text:p/>
        </draw:polygon>
        <draw:polygon draw:style-name="gr1" draw:text-style-name="P1" draw:layer="layout" svg:width="0.124cm" svg:height="0.952cm" svg:x="5.784cm" svg:y="15.243cm" svg:viewBox="0 0 125 953" draw:points="112,940 112,927 27,927 27,27 99,27 99,940 112,940 112,927 112,940 125,940 125,0 0,0 0,953 125,953 125,940">
          <text:p/>
        </draw:polygon>
        <draw:path draw:style-name="gr1" draw:text-style-name="P1" draw:layer="layout" svg:width="0.221cm" svg:height="0.33cm" svg:x="0.6cm" svg:y="9.906cm" svg:viewBox="0 0 222 331" svg:d="M222 0l-222 331c10-7 21-14 31-22l186-280c2-10 3-19 4-29z">
          <text:p/>
        </draw:path>
        <draw:path draw:style-name="gr1" draw:text-style-name="P1" draw:layer="layout" svg:width="1.255cm" svg:height="0.44cm" svg:x="1.748cm" svg:y="9.004cm" svg:viewBox="0 0 1256 441" svg:d="M1185 396c0 5 0 9-2 14l70 31c0-4 2-9 3-13zM206 36l10 17c147 43 346 107 574 194l-7-16c-230-88-431-152-577-195zM3 0l-3 13c35 0 64 3 99 9l-8-15c-31-4-57-7-88-7z">
          <text:p/>
        </draw:path>
        <draw:path draw:style-name="gr1" draw:text-style-name="P1" draw:layer="layout" svg:width="0.069cm" svg:height="0.038cm" svg:x="2.673cm" svg:y="9.292cm" svg:viewBox="0 0 70 39" svg:d="M5 0c-2 4-4 9-5 13l62 26c2-4 5-8 8-12z">
          <text:p/>
        </draw:path>
        <draw:path draw:style-name="gr1" draw:text-style-name="P1" draw:layer="layout" svg:width="0.376cm" svg:height="0.643cm" svg:x="0.477cm" svg:y="11.715cm" svg:viewBox="0 0 377 644" svg:d="M0 0c55 113 104 207 167 316 69 118 130 216 208 328 0-7 0-14 2-21-74-107-133-201-199-314-61-106-110-198-163-308h-15z">
          <text:p/>
        </draw:path>
        <draw:path draw:style-name="gr1" draw:text-style-name="P1" draw:layer="layout" svg:width="0.384cm" svg:height="0.153cm" svg:x="2.684cm" svg:y="12.622cm" svg:viewBox="0 0 385 154" svg:d="M376 0c-118 49-243 97-376 142l8 12c133-46 259-94 377-144z">
          <text:p/>
        </draw:path>
        <draw:path draw:style-name="gr1" draw:text-style-name="P1" draw:layer="layout" svg:width="0.214cm" svg:height="0.076cm" svg:x="2.404cm" svg:y="12.788cm" svg:viewBox="0 0 215 77" svg:d="M207 0c-67 22-136 43-207 63 0 5 0 9 1 14 74-21 145-43 214-66l-9-11z">
          <text:p/>
        </draw:path>
        <draw:path draw:style-name="gr1" draw:text-style-name="P1" draw:layer="layout" svg:width="0.125cm" svg:height="0.75cm" svg:x="4.218cm" svg:y="10.811cm" svg:viewBox="0 0 126 751" svg:d="M98 366v368l27 17v-355c-9-10-18-20-27-29zM0 238v422c9 7 18 15 27 22v-405c-10-13-19-26-27-40zM27 6l-27 4v12c8 25 17 49 27 73zM126 0h-27v236c8 14 17 28 27 42v-277z">
          <text:p/>
        </draw:path>
        <draw:path draw:style-name="gr1" draw:text-style-name="P1" draw:layer="layout" svg:width="0.137cm" svg:height="0.016cm" svg:x="4.402cm" svg:y="11.915cm" svg:viewBox="0 0 138 17" svg:d="M3 0l-3 13c17 3 31 4 48 4h90l-17-14h-73c-16 0-29-1-45-3z">
          <text:p/>
        </draw:path>
        <draw:polygon draw:style-name="gr1" draw:text-style-name="P1" draw:layer="layout" svg:width="0.273cm" svg:height="0.013cm" svg:x="4.619cm" svg:y="11.919cm" svg:viewBox="0 0 274 14" draw:points="264,0 0,0 12,14 274,14">
          <text:p/>
        </draw:polygon>
        <draw:path draw:style-name="gr1" draw:text-style-name="P1" draw:layer="layout" svg:width="0.592cm" svg:height="0.412cm" svg:x="8.056cm" svg:y="9.004cm" svg:viewBox="0 0 593 413" svg:d="M396 140c4 9 8 18 12 28 36 33 64 65 91 106l93 139c0-7 0-15 1-22l-83-124c-33-50-68-88-114-127zM11 0h-11c0 4 0 9 0 13h12c108 0 199 25 293 78 15 10 28 18 43 29-6-10-13-20-20-29-6-4-11-7-17-11-95-55-189-80-299-80z">
          <text:p/>
        </draw:path>
        <draw:path draw:style-name="gr1" draw:text-style-name="P1" draw:layer="layout" svg:width="0.377cm" svg:height="0.758cm" svg:x="9.126cm" svg:y="11.318cm" svg:viewBox="0 0 378 759" svg:d="M375 0c-15 36-29 66-48 101-92 224-183 408-304 618-8 14-15 26-23 40l20-9c5-7 8-13 12-20 141-244 244-458 346-720z">
          <text:p/>
        </draw:path>
        <draw:path draw:style-name="gr1" draw:text-style-name="P1" draw:layer="layout" svg:width="0.19cm" svg:height="0.129cm" svg:x="3.73cm" svg:y="9.835cm" svg:viewBox="0 0 191 130" svg:d="M15 0l-15 6c62 40 123 81 183 124l8-10c-58-41-116-81-176-120z">
          <text:p/>
        </draw:path>
        <draw:path draw:style-name="gr1" draw:text-style-name="P1" draw:layer="layout" svg:width="0.251cm" svg:height="0.146cm" svg:x="3.477cm" svg:y="9.684cm" svg:viewBox="0 0 252 147" svg:d="M18 0l-18 5c79 45 157 92 235 142l17-5c-77-50-155-97-234-142z">
          <text:p/>
        </draw:path>
        <draw:path draw:style-name="gr1" draw:text-style-name="P1" draw:layer="layout" svg:width="0.283cm" svg:height="0.115cm" svg:x="8.195cm" svg:y="12.896cm" svg:viewBox="0 0 284 116" svg:d="M274 1c-14 10-26 18-41 26-75 44-147 67-233 77l8 12c85-10 155-34 230-77 16-10 30-19 46-30l-10-9z">
          <text:p/>
        </draw:path>
        <draw:path draw:style-name="gr1" draw:text-style-name="P1" draw:layer="layout" svg:width="0.271cm" svg:height="0.293cm" svg:x="8.515cm" svg:y="12.579cm" svg:viewBox="0 0 272 294" svg:d="M261 1c-77 95-147 172-234 257-9 9-18 18-27 26l9 10c9-9 19-17 28-27 88-86 158-162 235-257l-9-10z">
          <text:p/>
        </draw:path>
        <draw:path draw:style-name="gr1" draw:text-style-name="P1" draw:layer="layout" svg:width="0.495cm" svg:height="0.23cm" svg:x="6.421cm" svg:y="12.47cm" svg:viewBox="0 0 496 231" svg:d="M0 1c8 9 17 18 27 26 142 70 297 139 467 204l2-14c-181-69-346-143-495-217z">
          <text:p/>
        </draw:path>
        <draw:path draw:style-name="gr1" draw:text-style-name="P1" draw:layer="layout" svg:width="0.655cm" svg:height="0.105cm" svg:x="4.197cm" svg:y="10.171cm" svg:viewBox="0 0 656 106" svg:d="M648 91h-250l16 13h242zM1 0c0 6 0 13 2 19 28 25 57 50 84 76l4 3 133 8c9 0 19-2 29-2h89l-25-13h-64c-10 0-21 0-31 1l-127-7c-31-29-63-57-95-85z">
          <text:p/>
        </draw:path>
        <draw:path draw:style-name="gr1" draw:text-style-name="P1" draw:layer="layout" svg:width="0.057cm" svg:height="0.059cm" svg:x="5.522cm" svg:y="10.204cm" svg:viewBox="0 0 58 60" svg:d="M54 0c-18 16-35 32-54 48 0 0 1 0 1 1 2 4 4 7 5 11 18-16 36-32 52-47-1-4-3-9-5-13z">
          <text:p/>
        </draw:path>
        <draw:path draw:style-name="gr1" draw:text-style-name="P1" draw:layer="layout" svg:width="0.992cm" svg:height="0.533cm" svg:x="5.25cm" svg:y="9.741cm" svg:viewBox="0 0 993 534" svg:d="M80 521h-80c0 4 0 8 0 13h77c1-5 2-9 3-13zM992 1l-28 2c-156 93-283 178-427 288-5 9-10 18-15 27 158-122 299-217 471-318z">
          <text:p/>
        </draw:path>
        <draw:path draw:style-name="gr1" draw:text-style-name="P1" draw:layer="layout" svg:width="0.475cm" svg:height="0.203cm" svg:x="6.815cm" svg:y="9.231cm" svg:viewBox="0 0 476 204" svg:d="M476 0c-149 56-310 122-476 199l21 5c152-70 300-131 438-183z">
          <text:p/>
        </draw:path>
        <draw:path draw:style-name="gr1" draw:text-style-name="P1" draw:layer="layout" svg:width="0.338cm" svg:height="0.213cm" svg:x="5.459cm" svg:y="11.89cm" svg:viewBox="0 0 339 214" svg:d="M194 110l-12 7c40 31 85 63 134 97h23c-53-37-101-72-144-104zM58 0l-8 3c-17 8-32 13-50 17 0 4 1 9 2 13 19-4 35-10 53-17l49 39 13-6c-19-15-37-30-53-44z">
          <text:p/>
        </draw:path>
        <draw:path draw:style-name="gr1" draw:text-style-name="P1" draw:layer="layout" svg:width="0.102cm" svg:height="0.153cm" svg:x="5.492cm" svg:y="11.463cm" svg:viewBox="0 0 103 154" svg:d="M90 141zM103 0c-9 9-18 19-27 29v98h-64c-4 9-8 18-12 27h103z">
          <text:p/>
        </draw:path>
        <draw:path draw:style-name="gr1" draw:text-style-name="P1" draw:layer="layout" svg:width="0.011cm" svg:height="0.066cm" svg:x="9.569cm" svg:y="10.832cm" svg:viewBox="0 0 12 67" svg:d="M1 1c0 22 0 44 0 66l11-13c-3-18-7-36-12-54z">
          <text:p/>
        </draw:path>
        <draw:path draw:style-name="gr1" draw:text-style-name="P1" draw:layer="layout" svg:width="8.655cm" svg:height="2.621cm" svg:x="0.894cm" svg:y="17.291cm" svg:viewBox="0 0 8656 2622" svg:d="M8612 934c-64-245-231-578-650-903 0 0 19-70-495 0-513 70-2310 413-2791 443l-349 10-349-10c-479-30-2277-373-2790-443-512-70-495 0-495 0-418 326-584 659-649 903-31 129-44 242-44 375 0 145 16 267 52 406 69 242 239 562 641 875 0 0-18 70 495 0 514-70 2311-413 2791-442l349-11 349 11c480 29 2277 371 2791 442s496 0 496 0c402-313 572-633 641-875 36-139 51-260 51-404 0-134-13-247-44-377zM3978 1310v437c0 0-2443-112-3272-328 0 0-180-37-240-78-15-10-39-34-5-58 55-43 246-80 246-80 829-216 3272-328 3272-328zM8189 1341c-61 41-241 78-241 78-830 216-3272 328-3272 328v-873c0 0 2443 111 3272 328 0 0 190 38 246 80 34 25 10 49-5 59z">
          <text:p/>
        </draw:path>
        <draw:path draw:style-name="gr1" draw:text-style-name="P1" draw:layer="layout" svg:width="8.655cm" svg:height="2.476cm" svg:x="0.893cm" svg:y="20.933cm" svg:viewBox="0 0 8656 2477" svg:d="M8586 183c-6-19-13-34-23-51-24-42-54-72-96-97-42-24-83-35-131-35-5 0-9 0-14 1l-2833 90c-48 1-88 12-130 36-4 3-7 5-10 7l-575 371c-3 2-6 4-10 7-44 25-87 36-138 36-3 0-5 0-8 0l-89-2c-80-2-322-2-401 0l-89 2c-3 0-5 0-8 0-51 0-94-11-138-36-3-3-7-5-10-7l-575-372c-4-2-7-4-11-6-41-24-81-36-129-37l-2834-90c-5 0-8 0-13 0-48 0-90 11-132 35-41 24-72 55-96 96-10 18-16 33-22 52-45 410-66 759-71 1055 5 297 27 646 71 1056 6 19 12 34 22 51 24 42 55 72 96 97 42 24 84 35 132 35 5 0 8 0 13 0l2834-91c48-1 88-12 129-36 4-2 7-4 11-7l574-370c4-3 7-5 11-7 44-25 87-37 138-37 3 0 5 0 8 0l89 3c80 2 322 2 400 0l89-3c3 0 6 0 9 0 50 0 94 12 137 37 4 2 7 4 11 7l575 370c3 3 6 5 10 7 42 24 82 35 130 36l2833 91c5 0 9 0 14 0 48 0 89-11 131-35 42-25 72-55 96-97 10-17 17-32 23-51 45-410 65-759 70-1056-5-295-25-645-70-1055z">
          <text:p/>
        </draw:path>
        <draw:path draw:style-name="gr1" draw:text-style-name="P1" draw:layer="layout" svg:width="8.656cm" svg:height="2.841cm" svg:x="0.893cm" svg:y="23.748cm" svg:viewBox="0 0 8657 2842" svg:d="M8656 1491c0-45 0-92-4-139-40-442-142-810-334-1210s-1325 126-3154 568l-608-7v-5l-228 2-227-2v5l-608 7c-1829-442-3155-568-3155-568-192 400-293 768-334 1210-3 47-4 94-4 139-1 0 4 137 11 207l2 13v5c2 19 4 38 7 57l1 11c3 18 5 37 8 56v5c3 20 6 39 10 59l2 12c3 20 7 40 11 60l1 10c4 18 8 38 12 57l2 7c4 20 9 40 14 61l2 12c5 21 10 41 16 61l2 9c5 19 10 39 15 58l3 9c6 21 12 42 18 63l4 13c6 21 13 41 20 63l2 6c7 20 14 40 21 60l3 11c8 21 15 42 23 63l5 13c8 22 17 44 25 65l2 4c8 21 17 42 26 63l5 12c9 22 19 43 28 65l6 12c10 23 20 45 31 67 0 0 544-53 1416-205 106-19 217-39 333-61l141-26 72-14c121-24 246-49 375-76l157-34c106-23 214-47 324-72 109-25 222-52 337-80l607 8v5l228-3 227 3v-5l608-8c114 28 227 55 337 80 110 26 218 50 324 72l157 34c129 27 254 52 375 76l72 14 141 26c116 22 227 42 333 61 873 153 1416 207 1416 207 11-23 21-45 31-67l6-13c10-22 19-43 28-64l5-12c9-21 18-42 26-63l2-4c9-22 17-44 25-65l5-13c8-21 15-42 23-64l3-10c7-20 14-40 21-60l2-7c7-21 13-42 20-63l4-13c6-21 12-42 18-62l2-10c6-19 11-38 16-58l2-8c5-21 10-41 15-62l3-13c5-20 9-40 14-61l1-7c4-19 8-38 12-57l2-10c4-19 7-39 11-59l2-12c3-20 6-40 10-60v-4c2-19 5-38 8-57l1-10c3-20 5-39 7-58v-5l2-12c8-71 13-208 11-208zM844 2178c-221 0-401-307-401-686s180-686 401-686c222 0 401 307 401 686s-178 686-401 686zM2995 1861c-41 13-855 213-1013 213-221 0-401-260-401-580 0-321 180-580 401-580 144 0 972 241 1013 254 157 50 270 186 270 347 0 162-112 295-270 345zM6673 2074c-158 0-971-198-1013-213-157-50-269-186-269-347 0-162 112-298 269-348 42-13 870-254 1013-254 221 0 401 260 401 580s-179 579-400 579zM7811 2180c-222 0-401-307-401-686 0-378 179-685 401-685 221 0 401 307 401 685 0 379-179 684-401 684z">
          <text:p/>
        </draw:path>
        <draw:path draw:style-name="gr1" draw:text-style-name="P1" draw:layer="layout" svg:width="8.65cm" svg:height="2.841cm" svg:x="1.036cm" svg:y="26.845cm" svg:viewBox="0 0 8651 2842" svg:d="M6862 1801c-1176 0-2130-119-2130-266s954-266 2130-266c750 0 1409 49 1789 122 0-13 0-27-2-39-40-442-142-810-333-1210-192-400-1325 126-3155 568l-608-7v-5l-227 2-228-2v5l-607 7c-1830-442-3155-568-3155-568-192 400-294 768-334 1210 0 13 0 27-2 39 379-73 1039-121 1789-121 1176 0 2129 118 2129 265s-953 266-2129 266c-746 0-1402-48-1782-120 0 7 0 13 2 19l1 13v5c2 18 5 37 7 57l2 10c2 19 5 38 8 57v4c3 20 6 40 9 60l2 12c4 20 7 39 11 59l2 10c4 19 8 38 12 57l1 7c5 21 9 41 14 61l3 13c5 20 10 41 15 61l2 9c5 19 10 38 16 58l3 9c5 21 11 41 18 62l4 13c6 21 13 42 20 63l2 7c6 20 13 40 20 60l4 11c7 21 15 42 23 63l5 13c8 21 16 43 25 65l1 4c9 21 17 42 27 63l5 12c9 21 18 43 28 64l6 13c10 22 20 44 30 67 0 0 544-53 1416-205 106-19 217-39 333-61l141-27 72-14c121-23 246-49 376-76l156-33c106-23 214-47 324-72s222-52 337-80l608 7v5l227-2 228 2v-5l607-7c115 28 227 54 337 80 111 25 219 49 324 72l157 33c129 27 254 53 375 77l72 14 141 26c116 22 227 42 334 61 871 153 1415 205 1415 205 11-22 21-44 31-67l6-13c9-21 19-42 28-64l5-12c9-21 18-42 26-63l2-4c9-22 17-43 25-65l5-13c8-21 15-42 23-63l3-11c7-20 14-40 20-60l3-7c7-21 13-42 20-63l4-13c6-21 12-41 18-62l2-9c6-19 11-39 16-58l2-9c5-20 10-41 15-61l3-13c5-20 9-41 14-61l1-7c4-19 8-38 12-57l2-10c4-20 7-40 11-59l2-12c3-20 6-40 10-60v-4c2-20 5-39 8-57l1-11c3-19 5-38 7-57v-5l2-13c0-6 0-12 1-19-378 73-1034 121-1781 121z">
          <text:p/>
        </draw:path>
        <draw:polygon draw:style-name="gr1" draw:text-style-name="P1" draw:layer="layout" svg:width="0.125cm" svg:height="0.952cm" svg:x="4.533cm" svg:y="21.695cm" svg:viewBox="0 0 126 953" draw:points="112,940 112,927 27,927 27,27 99,27 99,940 112,940 112,927 112,940 126,940 126,0 0,0 0,953 126,953 126,940">
          <text:p/>
        </draw:polygon>
        <draw:polygon draw:style-name="gr1" draw:text-style-name="P1" draw:layer="layout" svg:width="0.124cm" svg:height="0.952cm" svg:x="5.784cm" svg:y="21.695cm" svg:viewBox="0 0 125 953" draw:points="112,940 112,927 27,927 27,27 99,27 99,940 112,940 112,927 112,940 125,940 125,0 0,0 0,953 125,953 125,940">
          <text:p/>
        </draw:polygon>
        <draw:polygon draw:style-name="gr1" draw:text-style-name="P1" draw:layer="layout" svg:width="0.125cm" svg:height="0.952cm" svg:x="4.533cm" svg:y="24.763cm" svg:viewBox="0 0 126 953" draw:points="112,940 112,927 27,927 27,27 99,27 99,940 112,940 112,927 112,940 126,940 126,0 0,0 0,953 126,953 126,940">
          <text:p/>
        </draw:polygon>
        <draw:polygon draw:style-name="gr1" draw:text-style-name="P1" draw:layer="layout" svg:width="0.124cm" svg:height="0.952cm" svg:x="5.784cm" svg:y="24.763cm" svg:viewBox="0 0 125 953" draw:points="112,940 112,927 27,927 27,27 99,27 99,940 112,940 112,927 112,940 125,940 125,0 0,0 0,953 125,953 125,940">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11-15T13:29:15.275766853</dc:date>
    <meta:editing-duration>PT21S</meta:editing-duration>
    <meta:editing-cycles>1</meta:editing-cycles>
    <meta:document-statistic meta:object-count="51"/>
    <meta:generator>LibreOffice/5.1.4.2$Linux_X86_64 LibreOffice_project/10m0$Build-2</meta:generator>
  </office:meta>
</office:document-meta>
</file>